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78.85mm"/>
    </style:style>
    <style:style style:name="co3" style:family="table-column">
      <style:table-column-properties fo:break-before="auto" style:column-width="63.64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33.1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40.5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108">
      <style:text-properties style:text-position=""/>
    </style:style>
    <style:style style:name="ce3" style:family="table-cell" style:parent-style-name="Default"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zeichner</text:p>
          </table:table-cell>
          <table:table-cell table:style-name="ce1" office:value-type="string" calcext:value-type="string">
            <text:p>Artikel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Preis Anzahl</text:p>
          </table:table-cell>
          <table:table-cell table:style-name="ce1" office:value-type="string" calcext:value-type="string">
            <text:p>Preis/Stück</text:p>
          </table:table-cell>
          <table:table-cell table:style-name="ce1" office:value-type="string" calcext:value-type="string">
            <text:p>Preis Link</text:p>
          </table:table-cell>
          <table:table-cell table:style-name="ce1" office:value-type="string" calcext:value-type="string">
            <text:p>Bestellanzahl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6212 Modu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59" calcext:value-type="currency">
            <text:p>3,59 €</text:p>
          </table:table-cell>
          <table:table-cell table:formula="of:=[.D2]*[.E2]" office:value-type="currency" office:currency="EUR" office:value="3.59" calcext:value-type="currency">
            <text:p>3,59 €</text:p>
          </table:table-cell>
          <table:table-cell office:value-type="currency" office:currency="EUR" office:value="3.59" calcext:value-type="currency">
            <text:p>3,59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AP6212-integrated-chip-new-original/32681335239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G-3030JC 32.768kHz Cloc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D3]*[.E3]" office:value-type="currency" office:currency="EUR" office:value="0.78" calcext:value-type="currency">
            <text:p>0,78 €</text:p>
          </table:table-cell>
          <table:table-cell office:value-type="currency" office:currency="EUR" office:value="3.87" calcext:value-type="currency">
            <text:p>3,8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5pcs-freeshipping-SG-3030JC-32-7680KB3-Standard-Clock-Oscillator-32-768KHz-1-5-5-5V/32831255064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6Mhz Oscillator 4 Pin 3225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3" calcext:value-type="currency">
            <text:p>0,13 €</text:p>
          </table:table-cell>
          <table:table-cell table:formula="of:=[.D4]*[.E4]" office:value-type="currency" office:currency="EUR" office:value="0.13" calcext:value-type="currency">
            <text:p>0,13 €</text:p>
          </table:table-cell>
          <table:table-cell office:value-type="currency" office:currency="EUR" office:value="2.5" calcext:value-type="currency">
            <text:p>2,5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20pcs-Passive-SMD-crystal-3225-4p-26M-26-000MHZ-26MHZ/32667022276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.3uH 1206 I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D5]*[.E5]" office:value-type="currency" office:currency="EUR" office:value="0.03" calcext:value-type="currency">
            <text:p>0,03 €</text:p>
          </table:table-cell>
          <table:table-cell office:value-type="currency" office:currency="EUR" office:value="0.9" calcext:value-type="currency">
            <text:p>0,9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50Pcs-Lot-1206-SMD-Inductor-1UH-2-2UH-3-3UH-4-7UH-5-6UH-6-8UH/32808928053.htm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, R6, R7, R8, R9, R10, R11,</text:p>
            <text:p>R12, R13, R15, R16, R17, R18, R19, R20</text:p>
          </table:table-cell>
          <table:table-cell office:value-type="string" calcext:value-type="string">
            <text:p>10K 0603 5% Resistor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6]*[.E6]" office:value-type="currency" office:currency="EUR" office:value="0.2" calcext:value-type="currency">
            <text:p>0,20 €</text:p>
          </table:table-cell>
          <table:table-cell office:value-type="currency" office:currency="EUR" office:value="0.7" calcext:value-type="currency">
            <text:p>0,7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pcs-lot-SMD-Chip-Resistor-0603-10K-10K-ohm-5-Free-shippng/32381956570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33R 0603 1% Re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7]*[.E7]" office:value-type="currency" office:currency="EUR" office:value="0.01" calcext:value-type="currency">
            <text:p>0,01 €</text:p>
          </table:table-cell>
          <table:table-cell office:value-type="currency" office:currency="EUR" office:value="0.22" calcext:value-type="currency">
            <text:p>0,2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Free-Shipping-100PCS-0603-33R-0603-33ohm-1-SMD-Resistor-33ohm/2035058643.htm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2pF 0603 50V 10% Capacito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D8]*[.E8]" office:value-type="currency" office:currency="EUR" office:value="0.04" calcext:value-type="currency">
            <text:p>0,04 €</text:p>
          </table:table-cell>
          <table:table-cell office:value-type="currency" office:currency="EUR" office:value="0.94" calcext:value-type="currency">
            <text:p>0,9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LOT-100PCS-Chip-Capacitors-12pF-120J-50V-5-0603-Package0603-1608-Metric/32561256886.htm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.7uF 0603 50V 10%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9]*[.E9]" office:value-type="currency" office:currency="EUR" office:value="0.01" calcext:value-type="currency">
            <text:p>0,01 €</text:p>
          </table:table-cell>
          <table:table-cell office:value-type="currency" office:currency="EUR" office:value="1.4" calcext:value-type="currency">
            <text:p>1,4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300pcs-lot-4-7UF-Error-10-50V-475-4-7uf-0603-SMD-Thick-Film-Chip-Multilayer/32815321840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, C7, C8</text:p>
          </table:table-cell>
          <table:table-cell office:value-type="string" calcext:value-type="string">
            <text:p>100nF 0603 50V 10% Capacitor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10]*[.E10]" office:value-type="currency" office:currency="EUR" office:value="0.03" calcext:value-type="currency">
            <text:p>0,03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300pcs-lot-100NF-Error-10-50V-104-100nf-0603-SMD-Thick-Film-Chip-Multilayer-Ceramic-Capacitor/32818303713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10uF 0603 50V 10% Capacito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D11]*[.E11]" office:value-type="currency" office:currency="EUR" office:value="0.04" calcext:value-type="currency">
            <text:p>0,04 €</text:p>
          </table:table-cell>
          <table:table-cell office:value-type="currency" office:currency="EUR" office:value="1.22" calcext:value-type="currency">
            <text:p>1,2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pcs-lot-10UF-Error-10-50V-106-10uf-0603-SMD-Thick-Film-Chip-Multilayer-Ceramic-Capacitor/32816074782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9, C10, C11</text:p>
          </table:table-cell>
          <table:table-cell office:value-type="string" calcext:value-type="string">
            <text:p>TBD for Testing!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12]*[.E1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33pF 0603 10V 10%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13]*[.E13]" office:value-type="currency" office:currency="EUR" office:value="0.01" calcext:value-type="currency">
            <text:p>0,01 €</text:p>
          </table:table-cell>
          <table:table-cell office:value-type="currency" office:currency="EUR" office:value="1.72" calcext:value-type="currency">
            <text:p>1,7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pcs-lot-10uF-X5R-Error-10-10V-0603-smd-capacitor/32318906641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2.54mm Pin Header Male 1x4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D14]*[.E14]" office:value-type="currency" office:currency="EUR" office:value="0.05" calcext:value-type="currency">
            <text:p>0,05 €</text:p>
          </table:table-cell>
          <table:table-cell office:value-type="currency" office:currency="EUR" office:value="0.43" calcext:value-type="currency">
            <text:p>0,4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pcs-40-Pin-1x40-Single-Row-Male-2-54-Breakable-Pin-Header-Connector-Strip-for-Arduino/32806313091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MA Female PCB Straight Connec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7" calcext:value-type="currency">
            <text:p>0,67 €</text:p>
          </table:table-cell>
          <table:table-cell table:formula="of:=[.D15]*[.E15]" office:value-type="currency" office:currency="EUR" office:value="0.67" calcext:value-type="currency">
            <text:p>0,67 €</text:p>
          </table:table-cell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RF-SMA-End-Launch-Jack-PCB-Mount-Long-Version-Wholesale-Fast-Shipping/628200740.htm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35x37cm PCB 2 Lay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[.D16]*[.E16]" office:value-type="currency" office:currency="EUR" office:value="0.5" calcext:value-type="currency">
            <text:p>0,50 €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asyeda.com/order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Preis pro Modul</text:p>
          </table:table-cell>
          <table:table-cell table:formula="of:=SUM([.F2:.F16])" office:value-type="currency" office:currency="EUR" office:value="6.09" calcext:value-type="currency">
            <text:p>6,09 €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Bestellpreis 1 mal</text:p>
          </table:table-cell>
          <table:table-cell table:formula="of:=SUM([.G2:.G16])" office:value-type="currency" office:currency="EUR" office:value="24.2" calcext:value-type="currency">
            <text:p>24,20 €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.00.0000</text:date>, <text:time style:data-style-name="N2" text:time-value="21:02:26.98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55:46.318000000</meta:creation-date>
    <dc:date>2017-11-18T12:54:53.620000000</dc:date>
    <meta:editing-duration>PT16M26S</meta:editing-duration>
    <meta:editing-cycles>1</meta:editing-cycles>
    <meta:generator>LibreOffice/5.2.0.4$Windows_x86 LibreOffice_project/066b007f5ebcc236395c7d282ba488bca6720265</meta:generator>
    <meta:document-statistic meta:table-count="1" meta:cell-count="147" meta:object-count="0"/>
  </office:meta>
</office:document-meta>
</file>